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ADE IN ITAL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15:10</dc:date>
    <dc:creator>thebrush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3.5$Linux_X86_64 LibreOffice_project/350m1$Build-2</meta:generator>
  </office:meta>
</office:document-meta>
</file>